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rtine,</text:p>
      <text:p text:style-name="Normal">v tento den plný lásky mi dovol, abych ti připomenula jedno zvláštní pouto, které nás oba spojuje - naše keltské znamení Jasan. Je to zvláštní vědomí, že sdílíme stejnou silnou energii prastarých stromů, sílu a moudrost, která se tká skrze naše životy jako neviditelná síť. Stejně jako jasany stojíme pevně, a přesto, co se kolem nás děje, naše kořeny jsou vzájemně propojené, posilující nás v časech zkoušek a radostí. </text:p>
      <text:p text:style-name="Normal">Je fascinující, jak náš strážný anděl Raquel bdí nad spravedlností a harmonií ve světě, připomíná mi to, jak důležité je stát při sobě a společně se zasazovat o větší dobro. V tomto Valentýnském dni ti přeji, aby tvoje cesta byla osvětlena láskou, spravedlností a neochvějnou odvahou. Ať naše společné znamení Jasan přinese do tvého života sílu a inspiraci k dosažení velkých věcí. S láskou a úctou, kterou k tobě cítím, jdeme vstříc neznámým příběhům s vědomím, že pod ochranou našich společných kořenů dokážeme čelit jakékoliv výzv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